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669900" style:text-align-source="fix" style:repeat-content="fals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8" office:value-type="string" calcext:value-type="string">
            <text:p>Average time(sec)</text:p>
          </table:table-cell>
          <table:table-cell table:style-name="ce14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8" office:value-type="string" calcext:value-type="string">
            <text:p>report included</text:p>
          </table:table-cell>
          <table:table-cell/>
          <table:table-cell table:style-name="ce7" table:formula="of:=AVERAGE([.H10:.H21])" office:value-type="float" office:value="0.072546925" calcext:value-type="float">
            <text:p>0.072546925</text:p>
          </table:table-cell>
          <table:table-cell table:formula="of:=STDEV([.H10:.H21])" office:value-type="float" office:value="0.000429440905290081" calcext:value-type="float">
            <text:p>0.0004294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9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727892" calcext:value-type="float">
            <text:p>0.07278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5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721155" calcext:value-type="float">
            <text:p>0.07211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730242" calcext:value-type="float">
            <text:p>0.07302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5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728813" calcext:value-type="float">
            <text:p>0.07288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730487" calcext:value-type="float">
            <text:p>0.07304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722066" calcext:value-type="float">
            <text:p>0.07220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728983" calcext:value-type="float">
            <text:p>0.072898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726569" calcext:value-type="float">
            <text:p>0.07265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718401" calcext:value-type="float">
            <text:p>0.07184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718885" calcext:value-type="float">
            <text:p>0.07188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726258" calcext:value-type="float">
            <text:p>0.07262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5" office:value-type="float" office:value="0.1201313013" calcext:value-type="float">
            <text:p>0.1201313013</text:p>
          </table:table-cell>
          <table:table-cell table:number-columns-repeated="3"/>
          <table:table-cell office:value-type="float" office:value="0.072588" calcext:value-type="float">
            <text:p>0.0725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_loopInvariant_a</text:p>
          </table:table-cell>
          <table:table-cell office:value-type="float" office:value="5.5118558333" calcext:value-type="float">
            <text:p>5.5118558333</text:p>
          </table:table-cell>
          <table:table-cell office:value-type="float" office:value="0.0275465713" calcext:value-type="float">
            <text:p>0.02754657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5_loopInvariant_a_fast</text:p>
          </table:table-cell>
          <table:table-cell office:value-type="float" office:value="0.0695910583" calcext:value-type="float">
            <text:p>0.0695910583</text:p>
          </table:table-cell>
          <table:table-cell office:value-type="float" office:value="0.0019307759" calcext:value-type="float">
            <text:p>0.001930775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5_loopInvariant_b</text:p>
          </table:table-cell>
          <table:table-cell office:value-type="float" office:value="5.4476366667" calcext:value-type="float">
            <text:p>5.4476366667</text:p>
          </table:table-cell>
          <table:table-cell office:value-type="float" office:value="0.0172307739" calcext:value-type="float">
            <text:p>0.017230773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_loopInvariant_b_fast</text:p>
          </table:table-cell>
          <table:table-cell office:value-type="float" office:value="0.072546925" calcext:value-type="float">
            <text:p>0.072546925</text:p>
          </table:table-cell>
          <table:table-cell office:value-type="float" office:value="0.0004294409" calcext:value-type="float">
            <text:p>0.00042944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style-name="ce12" office:value-type="string" calcext:value-type="string">
            <text:p>J=0</text:p>
          </table:table-cell>
          <table:table-cell table:style-name="ce12" office:value-type="string" calcext:value-type="string">
            <text:p><text:s text:c="2"/>…</text:p>
          </table:table-cell>
          <table:table-cell table:style-name="ce12" office:value-type="string" calcext:value-type="string">
            <text:p>4093</text:p>
          </table:table-cell>
          <table:table-cell table:style-name="ce12" office:value-type="float" office:value="4094" calcext:value-type="float">
            <text:p>4094</text:p>
          </table:table-cell>
          <table:table-cell table:style-name="ce13" office:value-type="float" office:value="4095" calcext:value-type="float">
            <text:p>4095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0</text:p>
          </table:table-cell>
          <table:table-cell table:style-name="Default"/>
          <table:table-cell/>
          <table:table-cell table:style-name="ce16" office:value-type="string" calcext:value-type="string">
            <text:p>1<text:span text:style-name="T1">st</text:span></text:p>
          </table:table-cell>
          <table:table-cell table:style-name="ce16" office:value-type="string" calcext:value-type="string">
            <text:p>2<text:span text:style-name="T1">nd</text:span></text:p>
          </table:table-cell>
          <table:table-cell table:style-name="ce16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1</text:p>
          </table:table-cell>
          <table:table-cell table:style-name="ce16" office:value-type="string" calcext:value-type="string">
            <text:p>4<text:span text:style-name="T1">th</text:span></text:p>
          </table:table-cell>
          <table:table-cell/>
          <table:table-cell table:style-name="ce17" office:value-type="string" calcext:value-type="string">
            <text:p>1<text:span text:style-name="T1">st</text:span></text:p>
          </table:table-cell>
          <table:table-cell table:style-name="ce17" office:value-type="string" calcext:value-type="string">
            <text:p>2<text:span text:style-name="T1">nd</text:span></text:p>
          </table:table-cell>
          <table:table-cell table:style-name="ce17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2</text:p>
          </table:table-cell>
          <table:table-cell table:style-name="ce17" office:value-type="string" calcext:value-type="string">
            <text:p>4<text:span text:style-name="T1">th</text:span></text:p>
          </table:table-cell>
          <table:table-cell/>
          <table:table-cell table:style-name="ce18" office:value-type="string" calcext:value-type="string">
            <text:p>1<text:span text:style-name="T1">st</text:span></text:p>
          </table:table-cell>
          <table:table-cell table:style-name="ce18" office:value-type="string" calcext:value-type="string">
            <text:p>2<text:span text:style-name="T1">nd</text:span></text:p>
          </table:table-cell>
          <table:table-cell table:style-name="ce18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3</text:p>
          </table:table-cell>
          <table:table-cell table:style-name="ce18" office:value-type="string" calcext:value-type="string">
            <text:p>4<text:span text:style-name="T1">th</text:span></text:p>
          </table:table-cell>
          <table:table-cell/>
          <table:table-cell table:style-name="ce19" office:value-type="string" calcext:value-type="string">
            <text:p>1<text:span text:style-name="T1">st</text:span></text:p>
          </table:table-cell>
          <table:table-cell table:style-name="ce19" office:value-type="string" calcext:value-type="string">
            <text:p>2<text:span text:style-name="T1">nd</text:span></text:p>
          </table:table-cell>
          <table:table-cell table:style-name="ce19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4</text:p>
          </table:table-cell>
          <table:table-cell table:style-name="ce19" office:value-type="string" calcext:value-type="string">
            <text:p>4<text:span text:style-name="T1">th</text:span></text:p>
          </table:table-cell>
          <table:table-cell/>
          <table:table-cell table:style-name="ce20" office:value-type="string" calcext:value-type="string">
            <text:p>1<text:span text:style-name="T1">st</text:span></text:p>
          </table:table-cell>
          <table:table-cell table:style-name="ce20" office:value-type="string" calcext:value-type="string">
            <text:p>2<text:span text:style-name="T1">nd</text:span></text:p>
          </table:table-cell>
          <table:table-cell table:style-name="ce20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I=4095</text:p>
          </table:table-cell>
          <table:table-cell table:style-name="ce20" office:value-type="string" calcext:value-type="string">
            <text:p>4<text:span text:style-name="T1">th</text:span></text:p>
          </table:table-cell>
          <table:table-cell table:style-name="ce11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1T23:56:35.908232845</dc:date>
    <meta:editing-duration>P5DT53M9S</meta:editing-duration>
    <meta:editing-cycles>39</meta:editing-cycles>
    <meta:generator>LibreOffice/5.1.6.2$Linux_X86_64 LibreOffice_project/10m0$Build-2</meta:generator>
    <meta:document-statistic meta:table-count="1" meta:cell-count="153" meta:object-count="0"/>
  </office:meta>
</office:document-meta>
</file>